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09:50:06.31632244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4T17:04:37.977069336</dc:date>
    <meta:editing-cycles>176</meta:editing-cycles>
    <meta:editing-duration>P6DT23H43M27S</meta:editing-duration>
    <meta:generator>LibreOffice/6.4.3.2$Linux_X86_64 LibreOffice_project/40$Build-2</meta:generator>
    <meta:document-statistic meta:table-count="1" meta:cell-count="716" meta:object-count="0"/>
  </office:meta>
</office:document-meta>
</file>